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94cm" fo:min-width="2.54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144cm" fo:min-width="3.0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694cm" fo:min-width="5.54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54cm" fo:min-width="4.70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701cm" fo:min-width="2.31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744cm" fo:min-width="5.69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="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556cm" fo:min-width="3.306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332cm" fo:min-width="0.78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2.388cm"/>
    </style:style>
    <style:style style:name="gr1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04cm" fo:min-width="4.654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cm" draw:marker-end="Arrow" draw:marker-end-width="0.2cm" draw:fill="non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965cm" fo:min-width="2.41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801cm" fo:min-width="3.2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99ccff"/>
      <style:paragraph-properties fo:text-align="center"/>
    </style:style>
    <style:style style:name="P5" style:family="paragraph">
      <loext:graphic-properties draw:fill="none" draw:fill-color="#ffffcc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font-size="20pt"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1.1cm" svg:x="20.801cm" svg:y="7.201cm">
          <text:p text:style-name="P1"><text:span text:style-name="T1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01cm" svg:height="1.6cm" svg:x="1.898cm" svg:y="9.4cm">
          <text:p text:style-name="P1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01cm" svg:height="1.6cm" svg:x="1.798cm" svg:y="9.3cm">
          <text:p text:style-name="P1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6.2cm" svg:height="1.1cm" svg:x="19.2cm" svg:y="2cm">
          <text:p text:style-name="P1">Kibana Conso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5.3cm" svg:height="1cm" svg:x="5.8cm" svg:y="4cm">
          <text:p text:style-name="P1"><text:span text:style-name="T1">Promethe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7cm" svg:height="2cm" svg:x="16cm" svg:y="14.5cm">
          <text:p text:style-name="P1"><text:span text:style-name="T1">Kafk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4" xml:id="id2" draw:id="id2" draw:layer="layout" svg:width="6.3cm" svg:height="1.1cm" svg:x="5.3cm" svg:y="2cm">
          <text:p text:style-name="P1">Grafana Dash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8.45cm" svg:y1="4cm" svg:x2="8.45cm" svg:y2="3.1cm" draw:start-shape="id1" draw:start-glue-point="0" draw:end-shape="id2" svg:d="M8450 4000v-900" svg:viewBox="0 0 1 901">
          <text:p/>
        </draw:connector>
        <draw:connector draw:style-name="gr7" draw:text-style-name="P5" draw:layer="layout" svg:x1="3.599cm" svg:y1="9.2cm" svg:x2="8.45cm" svg:y2="5cm" draw:start-shape="id3" draw:start-glue-point="0" draw:end-shape="id1" svg:d="M3599 9200v-2099h4851v-2101" svg:viewBox="0 0 4852 4201">
          <text:p/>
        </draw:connector>
        <draw:custom-shape draw:style-name="gr8" draw:text-style-name="P2" xml:id="id9" draw:id="id9" draw:layer="layout" svg:width="4cm" svg:height="2cm" svg:x="20.3cm" svg:y="4cm">
          <text:p text:style-name="P1"><text:span text:style-name="T1">Elastic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3.6cm" svg:y1="11.8cm" svg:x2="16.47cm" svg:y2="15.5cm" draw:start-shape="id4" draw:start-glue-point="2" draw:end-shape="id5" draw:end-glue-point="6" svg:d="M3600 11800v3700h12870" svg:viewBox="0 0 12871 3701">
          <text:p/>
        </draw:connector>
        <draw:connector draw:style-name="gr7" draw:text-style-name="P5" draw:layer="layout" svg:x1="20.222cm" svg:y1="15.5cm" svg:x2="22.3cm" svg:y2="8.2cm" draw:start-shape="id5" draw:start-glue-point="9" draw:end-shape="id6" svg:d="M20222 15500h2078v-7300" svg:viewBox="0 0 2079 7301">
          <text:p/>
        </draw:connector>
        <draw:custom-shape draw:style-name="gr10" draw:text-style-name="P7" xml:id="id4" draw:id="id4" draw:layer="layout" svg:width="1.4cm" svg:height="0.7cm" svg:x="2.9cm" svg:y="11.1cm">
          <text:p text:style-name="P6"><text:span text:style-name="T2">Be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801cm" svg:height="1.6cm" svg:x="1.699cm" svg:y="9.2cm">
          <text:p text:style-name="P1"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3.2cm" svg:y1="12.85cm" svg:x2="14.35cm" svg:y2="10.2cm" draw:start-shape="id7" draw:start-glue-point="1" draw:end-shape="id8" svg:d="M13200 12850h1150v-2650" svg:viewBox="0 0 1151 2651">
          <text:p/>
        </draw:connector>
        <draw:connector draw:style-name="gr9" draw:text-style-name="P5" draw:layer="layout" svg:x1="14.35cm" svg:y1="9.2cm" svg:x2="8.45cm" svg:y2="5cm" draw:start-shape="id8" draw:start-glue-point="0" draw:end-shape="id1" draw:end-glue-point="2" svg:d="M14350 9200v-2099h-5900v-2101" svg:viewBox="0 0 5901 4201">
          <text:p/>
        </draw:connector>
        <draw:connector draw:style-name="gr9" draw:text-style-name="P5" draw:layer="layout" svg:x1="22.3cm" svg:y1="7.1cm" svg:x2="22.3cm" svg:y2="6cm" draw:start-shape="id6" draw:start-glue-point="0" draw:end-shape="id9" draw:end-glue-point="2" svg:d="M22300 7100v-1100" svg:viewBox="0 0 1 1101">
          <text:p/>
        </draw:connector>
        <draw:frame draw:style-name="gr11" draw:text-style-name="P9" draw:layer="layout" svg:width="2.888cm" svg:height="1.038cm" svg:x="8.8cm" svg:y="15.7cm">
          <draw:text-box>
            <text:p text:style-name="P8"><text:span text:style-name="T3">Logs</text:span></text:p>
          </draw:text-box>
        </draw:frame>
        <draw:custom-shape draw:style-name="gr12" draw:text-style-name="P2" xml:id="id8" draw:id="id8" draw:layer="layout" svg:width="5.3cm" svg:height="1cm" svg:x="11.7cm" svg:y="9.2cm">
          <text:p text:style-name="P1"><text:span text:style-name="T1">Push 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8.449cm" svg:y1="9.3cm" svg:x2="8.45cm" svg:y2="5cm" draw:start-shape="id10" draw:end-shape="id1" draw:end-glue-point="2" svg:d="M8449 9300v-2150h1v-2150" svg:viewBox="0 0 2 4301">
          <text:p/>
        </draw:connector>
        <draw:custom-shape draw:style-name="gr14" draw:text-style-name="P11" xml:id="id10" draw:id="id10" draw:layer="layout" svg:width="3.101cm" svg:height="1.401cm" svg:x="6.899cm" svg:y="9.3cm">
          <text:p text:style-name="P1"><text:span text:style-name="T1">Task</text:span><text:span text:style-name="T1"><text:line-break/></text:span><text:span text:style-name="T1">Schedul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2cm" svg:height="1.1cm" svg:x="20.7cm" svg:y="7.1cm">
          <text:p text:style-name="P1"><text:span text:style-name="T1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7" draw:id="id7" draw:layer="layout" svg:width="3.799cm" svg:height="1.1cm" svg:x="9.401cm" svg:y="12.3cm">
          <text:p text:style-name="P1"><text:span text:style-name="T1">Task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8.449cm" svg:y1="10.701cm" svg:x2="9.401cm" svg:y2="12.85cm" draw:start-shape="id10" draw:start-glue-point="2" draw:end-shape="id7" draw:end-glue-point="3" svg:d="M8449 10701v2149h952" svg:viewBox="0 0 953 2150">
          <text:p/>
        </draw:connector>
        <draw:connector draw:style-name="gr13" draw:text-style-name="P10" draw:layer="layout" svg:x1="22.3cm" svg:y1="4cm" svg:x2="22.3cm" svg:y2="3.1cm" draw:start-shape="id9" draw:start-glue-point="0" draw:end-shape="id11" draw:end-glue-point="2" svg:d="M22300 4000v-900" svg:viewBox="0 0 1 901">
          <text:p/>
        </draw:connector>
        <draw:frame draw:style-name="gr16" draw:text-style-name="P13" draw:layer="layout" svg:width="2.547cm" svg:height="1.038cm" svg:x="2.416cm" svg:y="5.658cm">
          <draw:text-box>
            <text:p text:style-name="P12"><text:span text:style-name="T4">Metr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46:03.739696000</meta:creation-date>
    <dc:date>2017-11-09T19:16:46.310276000</dc:date>
    <meta:editing-duration>P13DT6H47M7S</meta:editing-duration>
    <meta:editing-cycles>65</meta:editing-cycles>
    <meta:generator>LibreOffice/5.4.1.2$MacOSX_X86_64 LibreOffice_project/ea7cb86e6eeb2bf3a5af73a8f7777ac570321527</meta:generator>
    <meta:print-date>2016-11-29T14:10:54.495000000</meta:print-date>
    <meta:document-statistic meta:object-count="26"/>
  </office:meta>
</office:document-meta>
</file>